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099000030454D7F455B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993cm" style:rel-column-width="11540*"/>
    </style:style>
    <style:style style:name="Table2.B" style:family="table-column">
      <style:table-column-properties style:column-width="3.314cm" style:rel-column-width="12777*"/>
    </style:style>
    <style:style style:name="Table2.C" style:family="table-column">
      <style:table-column-properties style:column-width="3.607cm" style:rel-column-width="13906*"/>
    </style:style>
    <style:style style:name="Table2.D" style:family="table-column">
      <style:table-column-properties style:column-width="4.249cm" style:rel-column-width="16382*"/>
    </style:style>
    <style:style style:name="Table2.E" style:family="table-column">
      <style:table-column-properties style:column-width="2.835cm" style:rel-column-width="1093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hr" fo:country="H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hr" fo:country="HR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hr" fo:country="H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hr" fo:country="HR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hr" fo:country="HR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hr" fo:country="H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Heading">
      <style:text-properties fo:language="hr" fo:country="HR" style:font-size-asian="10.5pt"/>
    </style:style>
    <style:style style:name="P9" style:family="paragraph" style:parent-style-name="Table_20_Contents">
      <style:paragraph-properties fo:text-align="justify" style:justify-single-word="false"/>
      <style:text-properties fo:language="hr" fo:country="HR" style:font-size-asian="10.5pt"/>
    </style:style>
    <style:style style:name="P10" style:family="paragraph" style:parent-style-name="Standard">
      <style:text-properties fo:font-size="12pt" fo:language="hr" fo:country="HR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font-name="Times New Roman" fo:font-style="italic" style:font-name-asian="Bitstream Vera Sans" style:font-style-asian="italic" style:font-name-complex="Bitstream Vera Sans" style:font-style-complex="italic"/>
    </style:style>
    <style:style style:name="T12" style:family="text">
      <style:text-properties style:text-position="sub 58%" style:font-name="Times New Roman" fo:font-style="italic" style:font-name-asian="Bitstream Vera Sans" style:font-style-asian="italic" style:font-name-complex="Bitstream Vera Sans" style:font-style-complex="italic"/>
    </style:style>
    <style:style style:name="T13" style:family="text">
      <style:text-properties style:text-position="sub 58%" style:font-name="Times New Roman" style:font-name-asian="Bitstream Vera Sans" style:font-name-complex="Bitstream Vera Sans"/>
    </style:style>
    <style:style style:name="T14" style:family="text">
      <style:text-properties style:text-position="0% 100%" style:font-name="Times New Roman" style:font-name-asian="Bitstream Vera Sans" style:font-name-complex="Bitstream Vera Sans"/>
    </style:style>
    <style:style style:name="T15" style:family="text">
      <style:text-properties style:font-name="Times New Roman" style:font-name-asian="Bitstream Vera Sans" style:font-name-complex="Bitstream Vera Sans"/>
    </style:style>
    <style:style style:name="T16" style:family="text">
      <style:text-properties style:font-name="Times New Roman" fo:font-weight="bold" style:font-name-asian="Bitstream Vera Sans" style:font-weight-asian="bold" style:font-name-complex="Bitstream Vera Sans" style:font-weight-complex="bold"/>
    </style:style>
    <style:style style:name="T17" style:family="text">
      <style:text-properties style:font-name="Times New Roman" fo:font-style="italic" fo:font-weight="bold" style:font-name-asian="Bitstream Vera Sans" style:font-style-asian="italic" style:font-weight-asian="bold" style:font-name-complex="Bitstream Vera Sans" style:font-style-complex="italic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ja</text:p>
      <text:p text:style-name="P2"><draw:frame draw:style-name="fr1" draw:name="graphics1" text:anchor-type="paragraph" svg:x="10.072cm" svg:y="0.769cm" svg:width="7.036cm" svg:height="5.258cm" draw:z-index="0"><draw:image xlink:href="Pictures/2000000700004099000030454D7F455B.svm" xlink:type="simple" xlink:show="embed" xlink:actuate="onLoad"/></draw:frame>Određujemo nepoznatu valnu duljinu laserske svjetlosti. To činimo mjerenjem razmaka interferentnih pruga na zastoru.</text:p>
      <text:p text:style-name="P2"/>
      <text:p text:style-name="P2">Interferencija je naziv za pojave koje nastaju kada se dva ili više vala superponiraju, tj. vektorski zbroje u nekoj točki prostora. Kada se amplituda poveća, dobivamo konstruktivnu, a kada se smanji destruktivnu interferenciju.</text:p>
      <text:p text:style-name="P2"/>
      <text:p text:style-name="P3"><text:span text:style-name="T1">Young je pokazao da svjetlost može interferirati – odnosno da je svjetlost val. Na zastoru udaljenom </text:span><text:span text:style-name="T2">y</text:span><text:span text:style-name="T3">k</text:span><text:span text:style-name="T1"> od točke O imat ćemo maksimum ako za svjetlost valne duljine </text:span><text:span text:style-name="T4">λ</text:span><text:span text:style-name="T5"> bude ispunjen uvjet </text:span><text:span text:style-name="T5"><draw:frame draw:style-name="fr2" draw:name="Object1" text:anchor-type="as-char" svg:width="1.866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uz </text:span><text:span text:style-name="T5"><draw:frame draw:style-name="fr2" draw:name="Object2" text:anchor-type="as-char" svg:width="2.014cm" svg:height="1.06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">. Za male kutove </text:span><text:span text:style-name="T4">θ </text:span><text:span text:style-name="T5">vrijedi otprilike </text:span><text:span text:style-name="T5"><draw:frame draw:style-name="fr2" draw:name="Object3" text:anchor-type="as-char" svg:width="3.156cm" svg:height="0.529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te uvjet za maksimume postaje </text:span><text:span text:style-name="T5"><draw:frame draw:style-name="fr2" draw:name="Object4" text:anchor-type="as-char" svg:width="1.656cm" svg:height="1.06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<text:p text:style-name="P4"/>
      <text:p text:style-name="P3"><text:span text:style-name="T5">Za minimume: </text:span><text:span text:style-name="T5"><draw:frame draw:style-name="fr2" draw:name="Object5" text:anchor-type="as-char" svg:width="3.581cm" svg:height="0.95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">odnosno </text:span><text:span text:style-name="T5"><draw:frame draw:style-name="fr2" draw:name="Object6" text:anchor-type="as-char" svg:width="2.94cm" svg:height="1.06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<text:p text:style-name="P4"/>
      <text:p text:style-name="P5">Mjerenje</text:p>
      <text:p text:style-name="P3"><text:span text:style-name="T5">Imamo laserski snop promjera oko 1mm. On se sastoji od koherentne monokromatske svjetlosti nepoznate valne duljine. On pada na dvije pukotine dobivene na crno-bijelom filmu, odnosno na negativu. Razmak između pukotina </text:span><text:span text:style-name="T4">d</text:span><text:span text:style-name="T5"> je poznat. Udaljenost od pukotina do zastora označimo s </text:span><text:span text:style-name="T4">D</text:span><text:span text:style-name="T5">. Razmak između dva uzastopna minimuma je </text:span><text:span text:style-name="T4">y</text:span><text:span text:style-name="T5">.</text:span></text:p>
      <text:p text:style-name="P4"/>
      <text:list text:style-name="L1">
        <text:list-item>
          <text:p text:style-name="P6"><text:span text:style-name="T5">Izmjeriti udaljenost </text:span><text:span text:style-name="T4">D</text:span><text:span text:style-name="T5"> od pukotina do zastora pomoću metra.</text:span></text:p>
        </text:list-item>
        <text:list-item>
          <text:p text:style-name="P7">Uključiti laser i usmjeriti snop na pukotine dok se ne dobije niz minimuma i maksimuma. Pažljivo namjestiti za maksimalni intenzitet.</text:p>
        </text:list-item>
        <text:list-item>
          <text:p text:style-name="P7">Na zid staviti bijeli komad papira i na njemu označiti olovkom čim više minimuma.</text:p>
        </text:list-item>
        <text:list-item>
          <text:p text:style-name="P6"><text:span text:style-name="T5">Odrediti razmak dva uzastopna minimuma </text:span><text:span text:style-name="T4">y</text:span><text:span text:style-name="T6">i</text:span><text:span text:style-name="T5"> tako da se udaljenost od prvog do zadnjeg podijeli s brojem razmaka.</text:span></text:p>
        </text:list-item>
        <text:list-item>
          <text:p text:style-name="P6"><text:span text:style-name="T5">Ponoviti mjerenje četiri puta uz promjenu </text:span><text:span text:style-name="T4">D</text:span><text:span text:style-name="T5"> za oko 10 cm.</text:span></text:p>
        </text:list-item>
        <text:list-item>
          <text:p text:style-name="P7">Obraditi rezultate mjerenja na standardni način i izraziti konačni rezultat, tj. napisati redom:</text:p>
        </text:list-item>
      </text:list>
      <text:p text:style-name="P4"/>
      <text:p text:style-name="P3"><text:span text:style-name="T5"><draw:frame draw:style-name="fr2" draw:name="Object7" text:anchor-type="as-char" svg:width="5.586cm" svg:height="0.531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5"><draw:frame draw:style-name="fr2" draw:name="Object8" text:anchor-type="as-char" svg:width="3.103cm" svg:height="0.531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5">;</text:span></text:p>
      <text:p text:style-name="P4"/>
      <text:p text:style-name="P3"><text:span text:style-name="T5"><text:tab/><text:tab/><text:tab/> uz </text:span><text:span text:style-name="T5"><draw:frame draw:style-name="fr2" draw:name="Object13" text:anchor-type="as-char" svg:width="1.838cm" svg:height="0.998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5">,</text:span><text:span text:style-name="T5"><draw:frame draw:style-name="fr2" draw:name="Object9" text:anchor-type="as-char" svg:width="2.835cm" svg:height="1.469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5">,</text:span><text:span text:style-name="T5"><draw:frame draw:style-name="fr2" draw:name="Object10" text:anchor-type="as-char" svg:width="3.953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3"><text:span text:style-name="T5"><draw:frame draw:style-name="fr2" draw:name="Object11" text:anchor-type="as-char" svg:width="5.579cm" svg:height="0.51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5"><draw:frame draw:style-name="fr2" draw:name="Object12" text:anchor-type="as-char" svg:width="3.434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5">;</text:span></text:p>
      <text:p text:style-name="P4"/>
      <text:p text:style-name="P3"><text:span text:style-name="T1"><text:tab/><text:tab/><text:tab/>uz </text:span><text:span text:style-name="T1"><draw:frame draw:style-name="fr2" draw:name="Object14" text:anchor-type="as-char" svg:width="1.452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2" draw:name="Object15" text:anchor-type="as-char" svg:width="1.842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">i </text:span><text:span text:style-name="T1"><draw:frame draw:style-name="fr2" draw:name="Object16" text:anchor-type="as-char" svg:width="3.933cm" svg:height="0.529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<text:span text:style-name="T7">D</text:span><text:span text:style-name="T8">i</text:span><text:span text:style-name="T9"> </text:span><text:span text:style-name="T10">[cm]</text:span></text:p>
          </table:table-cell>
          <table:table-cell table:style-name="Table2.A1" office:value-type="string">
            <text:p text:style-name="P8"><text:span text:style-name="T11">y</text:span><text:span text:style-name="T12">i</text:span><text:span text:style-name="T13"> </text:span><text:span text:style-name="T14">[mm]</text:span></text:p>
          </table:table-cell>
          <table:table-cell table:style-name="Table2.A1" office:value-type="string">
            <text:p text:style-name="P8"><text:span text:style-name="T7">x</text:span><text:span text:style-name="T8">i</text:span> = <text:span text:style-name="T7">y</text:span><text:span text:style-name="T8">i</text:span> / <text:span text:style-name="T7">D</text:span><text:span text:style-name="T8">i</text:span></text:p>
          </table:table-cell>
          <table:table-cell table:style-name="Table2.A1" office:value-type="string">
            <text:p text:style-name="P8"><text:span text:style-name="T15">∆</text:span><text:span text:style-name="T11">x</text:span><text:span text:style-name="T8">i</text:span></text:p>
          </table:table-cell>
          <table:table-cell table:style-name="Table2.E1" office:value-type="string">
            <text:p text:style-name="P8">(<text:span text:style-name="T16">∆</text:span><text:span text:style-name="T17">x</text:span><text:span text:style-name="T8">i</text:span>)<text:span text:style-name="T18">2</text:span>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9"/>
          </table:table-cell>
        </table:table-row>
      </table:table>
      <text:p text:style-name="Standard"/>
      <text:p text:style-name="P10"><text:span text:style-name="T2">d</text:span><text:span text:style-name="T1"> je razmak pukotina i zadan je.</text:span></text:p>
      <text:p text:style-name="P3"><text:span text:style-name="T1">Rezultat izraziti u nanometrima (1nm = 10</text:span><text:span text:style-name="T19">-9</text:span><text:span text:style-name="T20">m) do točnosti jednog decimalnog mjesta npr. <text:s/></text:span><text:span text:style-name="T21"><draw:frame draw:style-name="fr2" draw:name="Object17" text:anchor-type="as-char" svg:width="2.29cm" svg:height="0.483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2">n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6cm" style:rel-column-width="22980*"/>
    </style:style>
    <style:style style:name="Table1.B" style:family="table-column">
      <style:table-column-properties style:column-width="5.371cm" style:rel-column-width="20708*"/>
    </style:style>
    <style:style style:name="Table1.C" style:family="table-column">
      <style:table-column-properties style:column-width="5.667cm" style:rel-column-width="21847*"/>
    </style:style>
    <style:style style:name="Table1.A1.1" style:family="table-column">
      <style:table-column-properties style:column-width="2.18cm" style:rel-column-width="8405*"/>
    </style:style>
    <style:style style:name="Table1.A1.2" style:family="table-column">
      <style:table-column-properties style:column-width="1.725cm" style:rel-column-width="6650*"/>
    </style:style>
    <style:style style:name="Table1.A1.3" style:family="table-column">
      <style:table-column-properties style:column-width="2.055cm" style:rel-column-width="7925*"/>
    </style:style>
    <style:style style:name="Table1.A1.1" style:family="table-row">
      <style:table-row-properties style:min-row-height="0.78cm"/>
    </style:style>
    <style:style style:name="Table1.A1.1.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A1.2" style:family="table-row">
      <style:table-row-properties style:min-row-height="0.877cm"/>
    </style:style>
    <style:style style:name="Table1.A1.1.2" style:family="table-cell">
      <style:table-cell-properties fo:padding="0.097cm" fo:border-left="0.035cm solid #000000" fo:border-right="none" fo:border-top="none" fo:border-bottom="0.035cm solid #000000"/>
    </style:style>
    <style:style style:name="Table1.C1.1" style:family="table-column">
      <style:table-column-properties style:column-width="2.833cm" style:rel-column-width="10922*"/>
    </style:style>
    <style:style style:name="Table1.C1.2" style:family="table-column">
      <style:table-column-properties style:column-width="2.835cm" style:rel-column-width="10925*"/>
    </style:style>
    <style:style style:name="Table1.C1.1.1" style:family="table-cell">
      <style:table-cell-properties fo:padding="0.097cm" fo:border="0.035cm solid #000000"/>
    </style:style>
    <style:style style:name="Table1.C1.2.2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fo:font-size="9pt" fo:language="hr" fo:country="HR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fo:language="hr" fo:country="HR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hr" fo:country="H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text-transform="uppercase" fo:font-size="6pt" fo:language="hr" fo:country="HR" fo:font-weight="bold" fo:background-color="transparent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text-transform="uppercase" fo:font-size="8pt" fo:language="hr" fo:country="HR" fo:font-weight="bold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>
              <table:table table:is-sub-table="true">
                <table:table-column table:style-name="Table1.A1.1"/>
                <table:table-column table:style-name="Table1.A1.2"/>
                <table:table-column table:style-name="Table1.A1.3"/>
                <table:table-row table:style-name="Table1.A1.1">
                  <table:table-cell table:style-name="Table1.A1.1.1" table:number-columns-spanned="3" office:value-type="string">
                    <text:p text:style-name="P1">Naziv vježbe: <text:s/></text:p>
                    <text:p text:style-name="P2">Interferencija svjetlosti. Youngov pokus</text:p>
                  </table:table-cell>
                  <table:covered-table-cell/>
                  <table:covered-table-cell/>
                </table:table-row>
                <table:table-row table:style-name="Table1.A1.2">
                  <table:table-cell table:style-name="Table1.A1.1.2" office:value-type="string">
                    <text:p text:style-name="P3">Broj vježbe:</text:p>
                    <text:p text:style-name="P2">5-7</text:p>
                  </table:table-cell>
                  <table:table-cell table:style-name="Table1.A1.1.2" office:value-type="string">
                    <text:p text:style-name="P3">Grupa:</text:p>
                    <text:p text:style-name="P2">2.R2</text:p>
                  </table:table-cell>
                  <table:table-cell table:style-name="Table1.A1.1.2" office:value-type="string">
                    <text:p text:style-name="P3">Dan:</text:p>
                    <text:p text:style-name="P2">19. 11. 2008.</text:p>
                  </table:table-cell>
                </table:table-row>
              </table:table>
            </table:table-cell>
            <table:table-cell table:style-name="Table1.A1.1.1" office:value-type="string">
              <text:p text:style-name="P4"/>
              <text:p text:style-name="P4">Fakultet elektrotehnike I računarstva</text:p>
              <text:p text:style-name="P4"/>
              <text:p text:style-name="P5">Zavod za primijenjenu fiziku</text:p>
              <text:p text:style-name="P5"/>
              <text:p text:style-name="P4">Zagreb</text:p>
            </table:table-cell>
            <table:table-cell>
              <table:table table:is-sub-table="true">
                <table:table-column table:style-name="Table1.C1.1"/>
                <table:table-column table:style-name="Table1.C1.2"/>
                <table:table-row table:style-name="Table1.A1.1">
                  <table:table-cell table:style-name="Table1.C1.1.1" table:number-columns-spanned="2" office:value-type="string">
                    <text:p text:style-name="P1">Prezime i ime:</text:p>
                    <text:p text:style-name="P2"/>
                  </table:table-cell>
                  <table:covered-table-cell/>
                </table:table-row>
                <table:table-row table:style-name="Table1.A1.2">
                  <table:table-cell table:style-name="Table1.A1.1.2" office:value-type="string">
                    <text:p text:style-name="P1">Matični broj:</text:p>
                    <text:p text:style-name="P2"/>
                  </table:table-cell>
                  <table:table-cell table:style-name="Table1.C1.2.2" office:value-type="string">
                    <text:p text:style-name="P1">Ocjena</text:p>
                  </table:table-cell>
                </table:table-row>
              </table:table>
            </table:table-cell>
          </table:table-row>
        </table:table>
        <text:p text:style-name="P6">Str.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Ivan Vucica</meta:initial-creator>
    <meta:creation-date>2008-11-19T14:47:39</meta:creation-date>
    <dc:date>2008-11-24T22:18:36</dc:date>
    <dc:language>hr-HR</dc:language>
    <meta:editing-cycles>9</meta:editing-cycles>
    <meta:editing-duration>PT6H59M3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17" meta:page-count="2" meta:paragraph-count="40" meta:word-count="298" meta:character-count="190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d</math:mi>
          <math:mo math:stretchy="false">⋅</math:mo>
          <math:msub>
            <math:mo math:stretchy="false">θ</math:mo>
            <math:mi>k</math:mi>
          </math:msub>
        </math:mrow>
        <math:mo math:stretchy="false">=</math:mo>
        <math:mi>k</math:mi>
      </math:mrow>
      <math:mo math:stretchy="false">λ</math:mo>
    </math:mrow>
    <math:annotation math:encoding="StarMath 5.0">d cdot %theta_k = k %lambd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x</math:mi>
          <math:mi>R</math:mi>
        </math:msub>
        <math:mo math:stretchy="false">=</math:mo>
        <math:mrow>
          <math:mrow>
            <math:mo math:stretchy="false">(</math:mo>
            <math:mrow>
              <math:mn>3</math:mn>
              <math:mrow>
                <math:msub>
                  <math:mo math:stretchy="false">σ</math:mo>
                  <math:mi>x</math:mi>
                </math:msub>
                <math:mo math:stretchy="false">/</math:mo>
                <math:mover math:accent="true">
                  <math:mi>x</math:mi>
                  <math:mo>¯</math:mo>
                </math:mover>
              </math:mrow>
            </math:mrow>
            <math:mo math:stretchy="false">)</math:mo>
          </math:mrow>
          <math:mo math:stretchy="false">⋅</math:mo>
          <math:mn>100</math:mn>
        </math:mrow>
      </math:mrow>
      <math:mo math:stretchy="false">%</math:mo>
    </math:mrow>
    <math:annotation math:encoding="StarMath 5.0">%DELTA x_R = (3 %sigma_x / overline x) cdot 100 %percen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λ</math:mo>
          <math:mo math:stretchy="false">=</math:mo>
          <math:mrow>
            <math:mover math:accent="true">
              <math:mo math:stretchy="false">λ</math:mo>
              <math:mo>¯</math:mo>
            </math:mover>
            <math:mo math:stretchy="false">±</math:mo>
            <math:msub>
              <math:mo math:stretchy="false">σ</math:mo>
              <math:mo math:stretchy="false">λ</math:mo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%lambda = overline %lambda plusminus %sigma_%lambda  = (~~~~~~~ plusminus ~~~~~~~~ ) 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o math:stretchy="false">λ</math:mo>
          <math:mi>R</math:mi>
        </math:msub>
        <math:mo math:stretchy="false">=</math:mo>
        <math:mi/>
      </math:mrow>
      <math:mo math:stretchy="false">%</math:mo>
    </math:mrow>
    <math:annotation math:encoding="StarMath 5.0">%DELTA %lambda_R = ~~~~~~~~~~ %percent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>¯</math:mo>
        </math:mover>
        <math:mo math:stretchy="false">=</math:mo>
        <math:mfrac>
          <math:mn>1</math:mn>
          <math:mi>n</math:mi>
        </math:mfrac>
      </math:mrow>
      <math:munder>
        <math:mo math:stretchy="false">Σ</math:mo>
        <math:mi>i</math:mi>
      </math:munder>
      <math:msub>
        <math:mi>x</math:mi>
        <math:mi>i</math:mi>
      </math:msub>
    </math:mrow>
    <math:annotation math:encoding="StarMath 5.0">overline x = 1 OVER n %SIGMA csub i x_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o math:stretchy="false">λ</math:mo>
        <math:mo>¯</math:mo>
      </math:mover>
      <math:mo math:stretchy="false">=</math:mo>
      <math:mrow>
        <math:mi>d</math:mi>
        <math:mo math:stretchy="false">⋅</math:mo>
        <math:mover math:accent="true">
          <math:mi>x</math:mi>
          <math:mo>¯</math:mo>
        </math:mover>
      </math:mrow>
    </math:mrow>
    <math:annotation math:encoding="StarMath 5.0">overline %lambda = d cdot overline 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σ</math:mo>
        <math:mo math:stretchy="false">λ</math:mo>
      </math:msub>
      <math:mo math:stretchy="false">=</math:mo>
      <math:mrow>
        <math:mi>d</math:mi>
        <math:mo math:stretchy="false">⋅</math:mo>
        <math:msub>
          <math:mo math:stretchy="false">σ</math:mo>
          <math:mi>x</math:mi>
        </math:msub>
      </math:mrow>
    </math:mrow>
    <math:annotation math:encoding="StarMath 5.0">%sigma_%lambda = d cdot %sigma_x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o math:stretchy="false">λ</math:mo>
          <math:mi>R</math:mi>
        </math:msub>
        <math:mo math:stretchy="false">=</math:mo>
        <math:mrow>
          <math:mrow>
            <math:mo math:stretchy="false">(</math:mo>
            <math:mrow>
              <math:mn>3</math:mn>
              <math:mrow>
                <math:msub>
                  <math:mo math:stretchy="false">σ</math:mo>
                  <math:mo math:stretchy="false">λ</math:mo>
                </math:msub>
                <math:mo math:stretchy="false">/</math:mo>
                <math:mover math:accent="true">
                  <math:mo math:stretchy="false">λ</math:mo>
                  <math:mo>¯</math:mo>
                </math:mover>
              </math:mrow>
            </math:mrow>
            <math:mo math:stretchy="false">)</math:mo>
          </math:mrow>
          <math:mo math:stretchy="false">⋅</math:mo>
          <math:mn>100</math:mn>
        </math:mrow>
      </math:mrow>
      <math:mo math:stretchy="false">%</math:mo>
    </math:mrow>
    <math:annotation math:encoding="StarMath 5.0">%DELTA %lambda_R = (3 %sigma_%lambda / overline %lambda) cdot 100 %percen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o math:stretchy="false">=</math:mo>
      <math:mrow>
        <math:mo math:stretchy="false">(</math:mo>
        <math:mrow>
          <math:mn>555</math:mn>
          <math:mo math:stretchy="false">±</math:mo>
          <math:mn>5</math:mn>
        </math:mrow>
        <math:mo math:stretchy="false">)</math:mo>
      </math:mrow>
    </math:mrow>
    <math:annotation math:encoding="StarMath 5.0">%lambda = (555 plusminus 5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tan</math:mi>
      <math:mrow>
        <math:msub>
          <math:mo math:stretchy="false">θ</math:mo>
          <math:mi>k</math:mi>
        </math:msub>
        <math:mo math:stretchy="false">=</math:mo>
        <math:mfrac>
          <math:msub>
            <math:mi>y</math:mi>
            <math:mi>k</math:mi>
          </math:msub>
          <math:mi>D</math:mi>
        </math:mfrac>
      </math:mrow>
    </math:mrow>
    <math:annotation math:encoding="StarMath 5.0">tan %theta_k = y_k OVER D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tan</math:mi>
      <math:mrow>
        <math:msub>
          <math:mo math:stretchy="false">θ</math:mo>
          <math:mi>k</math:mi>
        </math:msub>
        <math:mo math:stretchy="false">~</math:mo>
        <math:mi>sin</math:mi>
      </math:mrow>
      <math:mrow>
        <math:msub>
          <math:mo math:stretchy="false">θ</math:mo>
          <math:mi>k</math:mi>
        </math:msub>
        <math:mo math:stretchy="false">~</math:mo>
        <math:msub>
          <math:mo math:stretchy="false">θ</math:mo>
          <math:mi>k</math:mi>
        </math:msub>
      </math:mrow>
    </math:mrow>
    <math:annotation math:encoding="StarMath 5.0">tan %theta_k sim sin %theta_k sim %theta_k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>y</math:mi>
          <math:mi>k</math:mi>
        </math:msub>
        <math:mi>D</math:mi>
      </math:mfrac>
      <math:mo math:stretchy="false">=</math:mo>
      <math:mfrac>
        <math:mrow>
          <math:mi>k</math:mi>
          <math:mo math:stretchy="false">λ</math:mo>
        </math:mrow>
        <math:mi>d</math:mi>
      </math:mfrac>
    </math:mrow>
    <math:annotation math:encoding="StarMath 5.0">y_k OVER D = {k %lambda} OVER d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⋅</math:mo>
        <math:mi>sin</math:mi>
      </math:mrow>
      <math:mrow>
        <math:msub>
          <math:mo math:stretchy="false">θ</math:mo>
          <math:mi>k</math:mi>
        </math:msub>
        <math:mo math:stretchy="false">=</math:mo>
        <math:mrow>
          <math:mo math:stretchy="false">(</math:mo>
          <math:mrow>
            <math:mn>2k</math:mn>
            <math:mo math:stretchy="false">+</math:mo>
            <math:mn>1</math:mn>
          </math:mrow>
          <math:mo math:stretchy="false">)</math:mo>
        </math:mrow>
      </math:mrow>
      <math:mfrac>
        <math:mo math:stretchy="false">λ</math:mo>
        <math:mn>2</math:mn>
      </math:mfrac>
    </math:mrow>
    <math:annotation math:encoding="StarMath 5.0">d cdot sin %theta_k = (2k + 1) %lambda OVER 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>y</math:mi>
            <math:mi>k</math:mi>
          </math:msub>
          <math:mi>D</math:mi>
        </math:mfrac>
        <math:mo math:stretchy="false">=</math:mo>
        <math:mrow>
          <math:mo math:stretchy="false">(</math:mo>
          <math:mrow>
            <math:mn>2k</math:mn>
            <math:mo math:stretchy="false">+</math:mo>
            <math:mn>1</math:mn>
          </math:mrow>
          <math:mo math:stretchy="false">)</math:mo>
        </math:mrow>
      </math:mrow>
      <math:mfrac>
        <math:mo math:stretchy="false">λ</math:mo>
        <math:mn>2d</math:mn>
      </math:mfrac>
    </math:mrow>
    <math:annotation math:encoding="StarMath 5.0">y_k OVER D = (2k+1) %lambda OVER 2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x</math:mi>
          <math:mo math:stretchy="false">=</math:mo>
          <math:mrow>
            <math:mover math:accent="true">
              <math:mi>x</math:mi>
              <math:mo>¯</math:mo>
            </math:mover>
            <math:mo math:stretchy="false">±</math:mo>
            <math:msub>
              <math:mo math:stretchy="false">σ</math:mo>
              <math:mi>x</math:mi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x = overline x plusminus %sigma_x  = (~~~~~~~ plusminus ~~~~~~~~ ) 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x</math:mi>
          <math:mi>R</math:mi>
        </math:msub>
        <math:mo math:stretchy="false">=</math:mo>
        <math:mi/>
      </math:mrow>
      <math:mo math:stretchy="false">%</math:mo>
    </math:mrow>
    <math:annotation math:encoding="StarMath 5.0">%DELTA x_R = ~~~~~~~~ %percen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σ</math:mo>
        <math:mi>x</math:mi>
      </math:msub>
      <math:mo math:stretchy="false">=</math:mo>
      <math:msqrt>
        <math:mfrac>
          <math:mrow>
            <math:munder>
              <math:mo math:stretchy="false">Σ</math:mo>
              <math:mi>i</math:mi>
            </math:munder>
            <math:msup>
              <math:mrow>
                <math:mo math:stretchy="false">(</math:mo>
                <math:mrow>
                  <math:mo math:stretchy="false">Δ</math:mo>
                  <math:msub>
                    <math:mi>x</math:mi>
                    <math:mi>i</math:mi>
                  </math:msub>
                </math:mrow>
                <math:mo math:stretchy="false">)</math:mo>
              </math:mrow>
              <math:mn>2</math:mn>
            </math:msup>
          </math:mrow>
          <math:mrow>
            <math:mi>n</math:mi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row>
        </math:mfrac>
      </math:msqrt>
    </math:mrow>
    <math:annotation math:encoding="StarMath 5.0">%sigma_x = sqrt { 
    {
       %SIGMA csub i (%DELTA x_i)^2 
    }
    OVER {n (n-1)}
    
}</math:annotation>
  </math:semantics>
</math:math>
</file>